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Consolas" fo:font-size="10.5pt" fo:font-weight="normal" fo:background-color="#fffffe"/>
    </style:style>
    <style:style style:name="P3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Consolas" fo:font-size="10.5pt" fo:font-weight="normal" officeooo:paragraph-rsid="00147718" fo:background-color="#fffffe"/>
    </style:style>
    <style:style style:name="P5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</style:style>
    <style:style style:name="P11" style:family="paragraph" style:parent-style-name="Text_20_body" style:list-style-name="L5">
      <style:paragraph-properties fo:margin-top="0cm" fo:margin-bottom="0cm" loext:contextual-spacing="false"/>
    </style:style>
    <style:style style:name="P12" style:family="paragraph" style:parent-style-name="Text_20_body" style:list-style-name="L6">
      <style:paragraph-properties fo:margin-top="0cm" fo:margin-bottom="0cm" loext:contextual-spacing="false"/>
    </style:style>
    <style:style style:name="P13" style:family="paragraph" style:parent-style-name="Text_20_body" style:list-style-name="L7">
      <style:paragraph-properties fo:margin-top="0cm" fo:margin-bottom="0cm" loext:contextual-spacing="false"/>
    </style:style>
    <style:style style:name="P14" style:family="paragraph" style:parent-style-name="Text_20_body" style:list-style-name="L8">
      <style:paragraph-properties fo:margin-top="0cm" fo:margin-bottom="0cm" loext:contextual-spacing="false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147718"/>
    </style:style>
    <style:style style:name="P16" style:family="paragraph" style:parent-style-name="Heading_20_2">
      <style:paragraph-properties fo:margin-top="0cm" fo:margin-bottom="0cm" loext:contextual-spacing="false"/>
    </style:style>
    <style:style style:name="P17" style:family="paragraph" style:parent-style-name="Heading_20_2">
      <style:paragraph-properties fo:margin-top="0cm" fo:margin-bottom="0cm" loext:contextual-spacing="false"/>
      <style:text-properties officeooo:paragraph-rsid="00147718"/>
    </style:style>
    <style:style style:name="T1" style:family="text">
      <style:text-properties fo:color="#383838"/>
    </style:style>
    <style:style style:name="T2" style:family="text">
      <style:text-properties fo:color="#800000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0451a5"/>
    </style:style>
    <style:style style:name="T6" style:family="text">
      <style:text-properties fo:color="#09885a"/>
    </style:style>
    <style:style style:name="T7" style:family="text">
      <style:text-properties officeooo:rsid="0022987f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08928145" text:style-name="L1">
        <text:list-item>
          <text:p text:style-name="P7"><text:a xlink:type="simple" xlink:href="https://learn.freecodecamp.org/responsive-web-design/basic-html-and-html5" text:style-name="Internet_20_link" text:visited-style-name="Visited_20_Internet_20_Link">Introduction to Basic HTML and HTML5</text:a></text:p>
        </text:list-item>
      </text:list>
      <text:list xml:id="list2752134764" text:style-name="L2">
        <text:list-item>
          <text:p text:style-name="P8">Passed<text:a xlink:type="simple" xlink:href="https://learn.freecodecamp.org/responsive-web-design/basic-html-and-html5/say-hello-to-html-elements" text:style-name="Internet_20_link" text:visited-style-name="Visited_20_Internet_20_Link">Say Hello to HTML Elements</text:a></text:p>
        </text:list-item>
      </text:list>
      <text:p text:style-name="P1"/>
      <text:p text:style-name="P1"><text:s/></text:p>
      <text:list xml:id="list4161992093" text:style-name="L3">
        <text:list-item>
          <text:p text:style-name="P9">Passed<text:a xlink:type="simple" xlink:href="https://learn.freecodecamp.org/responsive-web-design/basic-html-and-html5/link-to-internal-sections-of-a-page-with-anchor-elements" text:style-name="Internet_20_link" text:visited-style-name="Visited_20_Internet_20_Link">Link to Internal Sections of a Page with Anchor Elements</text:a></text:p>
        </text:list-item>
      </text:list>
      <text:p text:style-name="P1">&lt;a href="#contacts-header"&gt;Contacts&lt;/a&gt;<text:line-break/>...<text:line-break/>&lt;h2 id="contacts-header"&gt;Contacts&lt;/h2&gt; </text:p>
      <text:list xml:id="list2618850040" text:style-name="L4">
        <text:list-item>
          <text:p text:style-name="P10"/>
        </text:list-item>
        <text:list-item>
          <text:p text:style-name="P10">Passed<text:a xlink:type="simple" xlink:href="https://learn.freecodecamp.org/responsive-web-design/basic-html-and-html5/nest-an-anchor-element-within-a-paragraph" text:style-name="Internet_20_link" text:visited-style-name="Visited_20_Internet_20_Link">Nest an Anchor Element within a Paragraph</text:a></text:p>
        </text:list-item>
      </text:list>
      <text:p text:style-name="P1">&lt;a target="_blank" href="http://freecodecamp.org"&gt; link to freecodecamp.org&lt;/a&gt; </text:p>
      <text:list xml:id="list3782298071" text:style-name="L5">
        <text:list-item>
          <text:p text:style-name="P11"><text:s/>Passed<text:a xlink:type="simple" xlink:href="https://learn.freecodecamp.org/responsive-web-design/basic-html-and-html5/use-html5-to-require-a-field" text:style-name="Internet_20_link" text:visited-style-name="Visited_20_Internet_20_Link">Use HTML5 to Require a Field</text:a></text:p>
        </text:list-item>
      </text:list>
      <text:p text:style-name="P2"><text:span text:style-name="T1">&lt;</text:span><text:span text:style-name="T2">input</text:span> <text:span text:style-name="T3">type</text:span><text:span text:style-name="T1">=</text:span><text:span text:style-name="T4">"text"</text:span> <text:span text:style-name="T3">placeholder</text:span><text:span text:style-name="T1">=</text:span><text:span text:style-name="T4">"cat photo URL"</text:span><text:span text:style-name="T1">&gt;</text:span></text:p>
      <text:p text:style-name="P3"><text:span text:style-name="T1">&lt;</text:span><text:span text:style-name="T2">button</text:span> <text:span text:style-name="T3">type</text:span><text:span text:style-name="T1">=</text:span><text:span text:style-name="T4">"submit"</text:span><text:span text:style-name="T1">&gt;</text:span>Submit<text:span text:style-name="T1">&lt;/</text:span><text:span text:style-name="T2">button</text:span><text:span text:style-name="T1">&gt;</text:span></text:p>
      <text:p text:style-name="P1"/>
      <text:list xml:id="list2904299466" text:style-name="L6">
        <text:list-item>
          <text:p text:style-name="P12">Passed<text:a xlink:type="simple" xlink:href="https://learn.freecodecamp.org/responsive-web-design/basic-html-and-html5/create-a-set-of-radio-buttons" text:style-name="Internet_20_link" text:visited-style-name="Visited_20_Internet_20_Link">Create a Set of Radio Buttons</text:a></text:p>
        </text:list-item>
      </text:list>
      <text:p text:style-name="P2"><text:span text:style-name="T1">&lt;</text:span><text:span text:style-name="T2">input</text:span> <text:span text:style-name="T3">type</text:span><text:span text:style-name="T1">=</text:span><text:span text:style-name="T4">"text"</text:span> <text:span text:style-name="T3">placeholder</text:span><text:span text:style-name="T1">=</text:span><text:span text:style-name="T4">"cat photo URL"</text:span> <text:span text:style-name="T3">required</text:span><text:span text:style-name="T1">&gt;</text:span></text:p>
      <text:p text:style-name="P1"/>
      <text:list xml:id="list4239529826" text:style-name="L7">
        <text:list-item>
          <text:p text:style-name="P13">Passed<text:a xlink:type="simple" xlink:href="https://learn.freecodecamp.org/responsive-web-design/basic-html-and-html5/create-a-set-of-checkboxes" text:style-name="Internet_20_link" text:visited-style-name="Visited_20_Internet_20_Link">Create a Set of Checkboxes</text:a></text:p>
        </text:list-item>
      </text:list>
      <text:p text:style-name="P2"><text:span text:style-name="T1">&lt;</text:span><text:span text:style-name="T2">form</text:span> <text:span text:style-name="T3">action</text:span><text:span text:style-name="T1">=</text:span><text:span text:style-name="T4">"/submit-cat-photo"</text:span><text:span text:style-name="T1">&gt;</text:span></text:p>
      <text:p text:style-name="P3"><text:span text:style-name="T1">&lt;</text:span><text:span text:style-name="T2">label</text:span> <text:span text:style-name="T3">for</text:span><text:span text:style-name="T1">=</text:span><text:span text:style-name="T4">"indoor"</text:span><text:span text:style-name="T1">&gt;&lt;</text:span><text:span text:style-name="T2">input</text:span> <text:span text:style-name="T3">id</text:span><text:span text:style-name="T1">=</text:span><text:span text:style-name="T4">"indoor"</text:span> <text:span text:style-name="T3">type</text:span><text:span text:style-name="T1">=</text:span><text:span text:style-name="T4">"radio"</text:span> <text:span text:style-name="T3">name</text:span><text:span text:style-name="T1">=</text:span><text:span text:style-name="T4">"indoor-outdoor"</text:span><text:span text:style-name="T1">&gt;</text:span> Indoor<text:span text:style-name="T1">&lt;/</text:span><text:span text:style-name="T2">label</text:span><text:span text:style-name="T1">&gt;</text:span></text:p>
      <text:p text:style-name="P3"><text:span text:style-name="T1">&lt;</text:span><text:span text:style-name="T2">label</text:span> <text:span text:style-name="T3">for</text:span><text:span text:style-name="T1">=</text:span><text:span text:style-name="T4">"outdoor"</text:span><text:span text:style-name="T1">&gt;&lt;</text:span><text:span text:style-name="T2">input</text:span> <text:span text:style-name="T3">id</text:span><text:span text:style-name="T1">=</text:span><text:span text:style-name="T4">"outdoor"</text:span> <text:span text:style-name="T3">type</text:span><text:span text:style-name="T1">=</text:span><text:span text:style-name="T4">"radio"</text:span> <text:span text:style-name="T3">name</text:span><text:span text:style-name="T1">=</text:span><text:span text:style-name="T4">"indoor-outdoor"</text:span><text:span text:style-name="T1">&gt;</text:span> Outdoor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3"><text:span text:style-name="T1">&lt;</text:span><text:span text:style-name="T2">input</text:span> <text:span text:style-name="T3">type</text:span><text:span text:style-name="T1">=</text:span><text:span text:style-name="T4">"text"</text:span> <text:span text:style-name="T3">placeholder</text:span><text:span text:style-name="T1">=</text:span><text:span text:style-name="T4">"cat photo URL"</text:span> <text:span text:style-name="T3">required</text:span><text:span text:style-name="T1">&gt;</text:span></text:p>
      <text:p text:style-name="P3"><text:span text:style-name="T1">&lt;</text:span><text:span text:style-name="T2">button</text:span> <text:span text:style-name="T3">type</text:span><text:span text:style-name="T1">=</text:span><text:span text:style-name="T4">"submit"</text:span><text:span text:style-name="T1">&gt;</text:span>Submit<text:span text:style-name="T1">&lt;/</text:span><text:span text:style-name="T2">button</text:span><text:span text:style-name="T1">&gt;</text:span></text:p>
      <text:p text:style-name="P3"><text:span text:style-name="T1">&lt;/</text:span><text:span text:style-name="T2">form</text:span><text:span text:style-name="T1">&gt;</text:span></text:p>
      <text:p text:style-name="P1"/>
      <text:list xml:id="list851305408" text:style-name="L8">
        <text:list-item>
          <text:p text:style-name="P14">Passed<text:a xlink:type="simple" xlink:href="https://learn.freecodecamp.org/responsive-web-design/basic-html-and-html5/check-radio-buttons-and-checkboxes-by-default" text:style-name="Internet_20_link" text:visited-style-name="Visited_20_Internet_20_Link">Check Radio Buttons and Checkboxes by Default</text:a></text:p>
        </text:list-item>
      </text:list>
      <text:p text:style-name="P2"><text:span text:style-name="T1">&lt;</text:span><text:span text:style-name="T2">label</text:span><text:span text:style-name="T1">&gt;&lt;</text:span><text:span text:style-name="T2">input</text:span> <text:span text:style-name="T3">type</text:span><text:span text:style-name="T1">=</text:span><text:span text:style-name="T4">"checkbox"</text:span> <text:span text:style-name="T3">name</text:span><text:span text:style-name="T1">=</text:span><text:span text:style-name="T4">"personality"</text:span><text:span text:style-name="T1">&gt;</text:span> Loving<text:span text:style-name="T1">&lt;/</text:span><text:span text:style-name="T2">label</text:span><text:span text:style-name="T1">&gt;</text:span></text:p>
      <text:p text:style-name="P3"><text:span text:style-name="T1">&lt;</text:span><text:span text:style-name="T2">label</text:span><text:span text:style-name="T1">&gt;&lt;</text:span><text:span text:style-name="T2">input</text:span> <text:span text:style-name="T3">type</text:span><text:span text:style-name="T1">=</text:span><text:span text:style-name="T4">"checkbox"</text:span> <text:span text:style-name="T3">name</text:span><text:span text:style-name="T1">=</text:span><text:span text:style-name="T4">"personality"</text:span><text:span text:style-name="T1">&gt;</text:span> Lazy<text:span text:style-name="T1">&lt;/</text:span><text:span text:style-name="T2">label</text:span><text:span text:style-name="T1">&gt;</text:span></text:p>
      <text:p text:style-name="P3"><text:span text:style-name="T1">&lt;</text:span><text:span text:style-name="T2">label</text:span><text:span text:style-name="T1">&gt;&lt;</text:span><text:span text:style-name="T2">input</text:span> <text:span text:style-name="T3">type</text:span><text:span text:style-name="T1">=</text:span><text:span text:style-name="T4">"checkbox"</text:span> <text:span text:style-name="T3">name</text:span><text:span text:style-name="T1">=</text:span><text:span text:style-name="T4">"personality"</text:span><text:span text:style-name="T1">&gt;</text:span> Energetic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h text:style-name="P16" text:outline-level="2">Basic CSS: Import a Google Font</text:h>
      <text:p text:style-name="P1"/>
      <text:p text:style-name="P15"><text:span text:style-name="Source_20_Text">&lt;link href="https://fonts.googleapis.com/css?family=Lobster" rel="stylesheet" type="text/css"&gt;</text:span> </text:p>
      <text:p text:style-name="P15"/>
      <text:p text:style-name="P15">font-family: Lobster, serif;</text:p>
      <text:p text:style-name="P15"/>
      <text:h text:style-name="P17" text:outline-level="2">Basic CSS: Add Borders Around Your Elements</text:h>
      <text:p text:style-name="P15"/>
      <text:p text:style-name="P15"/>
      <text:p text:style-name="P15">&lt;style&gt;<text:line-break/>  .thin-red-border {<text:line-break/>    border-color: red;<text:line-break/>    border-width: 5px;<text:line-break/>    border-style: solid;<text:line-break/>  }<text:line-break/>&lt;/style&gt; </text:p>
      <text:p text:style-name="P15"/>
      <text:h text:style-name="P17" text:outline-level="2">Basic CSS: Use Attribute Selectors to Style Elements</text:h>
      <text:p text:style-name="P15"/>
      <text:p text:style-name="P15">[type='radio'] {<text:line-break/>  margin: 20px 0px 20px 0px;<text:line-break/>} </text:p>
      <text:p text:style-name="P15"/>
      <text:p text:style-name="P15"/>
      <text:h text:style-name="P17" text:outline-level="2">Basic CSS: Override Class Declarations with Inline Styles</text:h>
      <text:p text:style-name="P15"/>
      <text:p text:style-name="P4"><text:span text:style-name="T1">&lt;</text:span><text:span text:style-name="T2">h1</text:span> <text:span text:style-name="T3">id</text:span><text:span text:style-name="T1">=</text:span><text:span text:style-name="T4">"orange-text"</text:span> <text:span text:style-name="T3">class</text:span><text:span text:style-name="T1">=</text:span><text:span text:style-name="T4">"pink-text blue-text"</text:span><text:span text:style-name="T1">&gt;</text:span>Hello World!<text:span text:style-name="T1">&lt;/</text:span><text:span text:style-name="T2">h1</text:span><text:span text:style-name="T1">&gt;</text:span></text:p>
      <text:p text:style-name="P15"/>
      <text:p text:style-name="P15"/>
      <text:h text:style-name="P17" text:outline-level="2">Basic CSS: Override All Other Styles by using Important</text:h>
      <text:p text:style-name="P15"/>
      <text:p text:style-name="P4"><text:span text:style-name="T3">color:</text:span> <text:span text:style-name="T5">blue</text:span> <text:span text:style-name="T4">!important</text:span>;</text:p>
      <text:p text:style-name="P15"/>
      <text:h text:style-name="P17" text:outline-level="2">Basic CSS: Use RGB values to Color Elements</text:h>
      <text:p text:style-name="P15"/>
      <text:p text:style-name="P15">body {<text:line-break/>  background-color: rgb(255, 165, 0);<text:line-break/>} </text:p>
      <text:h text:style-name="P17" text:outline-level="2"><text:soft-page-break/>Basic CSS: Improve Compatibility with Browser Fallbacks</text:h>
      <text:p text:style-name="P15">*<text:span text:style-name="T7">bom para escolher cores do site</text:span></text:p>
      <text:p text:style-name="P4"><text:span text:style-name="T2">:root</text:span> {</text:p>
      <text:p text:style-name="P3"><text:span text:style-name="T3">--red-color:</text:span> <text:span text:style-name="T5">red</text:span>;</text:p>
      <text:p text:style-name="P3">}</text:p>
      <text:p text:style-name="P3"><text:span text:style-name="T2">.red-box</text:span> {</text:p>
      <text:p text:style-name="P3"><text:span text:style-name="T3">background:</text:span> <text:span text:style-name="T5">var(--red-color)</text:span>;</text:p>
      <text:p text:style-name="P3"><text:span text:style-name="T3">height:</text:span> <text:span text:style-name="T6">200px</text:span>;</text:p>
      <text:p text:style-name="P3"><text:span text:style-name="T3">width:</text:span><text:span text:style-name="T6">200px</text:span>;</text:p>
      <text:p text:style-name="P3">}</text:p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22:31:45.708000000</meta:creation-date>
    <dc:date>2018-09-28T22:47:18.457000000</dc:date>
    <meta:editing-duration>PT31M30S</meta:editing-duration>
    <meta:editing-cycles>15</meta:editing-cycles>
    <meta:generator>LibreOffice/5.4.2.2$Windows_X86_64 LibreOffice_project/22b09f6418e8c2d508a9eaf86b2399209b0990f4</meta:generator>
    <meta:document-statistic meta:table-count="0" meta:image-count="0" meta:object-count="0" meta:page-count="3" meta:paragraph-count="48" meta:word-count="235" meta:character-count="2038" meta:non-whitespace-character-count="1830"/>
  </office:meta>
</office:document-meta>
</file>